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1.0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100.21mm"/>
    </style:style>
    <style:style style:name="co7" style:family="table-column">
      <style:table-column-properties fo:break-before="auto" style:column-width="5.8mm"/>
    </style:style>
    <style:style style:name="ro1" style:family="table-row">
      <style:table-row-properties style:row-height="22.37mm" fo:break-before="auto" style:use-optimal-row-height="false"/>
    </style:style>
    <style:style style:name="ro2" style:family="table-row">
      <style:table-row-properties style:row-height="35.52mm" fo:break-before="auto" style:use-optimal-row-height="false"/>
    </style:style>
    <style:style style:name="ro3" style:family="table-row">
      <style:table-row-properties style:row-height="6.6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none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16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17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18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0.06pt solid #000000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9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0.06pt solid #000000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2.35pt double #000000" style:border-line-width-left="0.53mm 0.04mm 0.26mm" fo:border-right="none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35pt double #000000" style:border-line-width-bottom="0.53mm 0.04mm 0.26mm" fo:background-color="#ffff00" style:text-align-source="fix" style:repeat-content="false" fo:wrap-option="wrap" fo:border-left="0.06pt solid #000000" fo:border-right="2.35pt double #000000" style:border-line-width-right="0.53mm 0.04mm 0.26mm" fo:border-top="2.35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ce26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[.$E2]=1)" style:apply-style-name="Sem_20_título2" style:base-cell-address="Planilha1.B2"/>
    </style:style>
    <style:style style:name="T1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size-complex="12pt" style:font-weight-complex="normal" style:font-style-complex="normal"/>
    </style:style>
    <style:style style:name="T2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size-complex="12pt" style:font-weight-complex="normal" style:font-style-complex="italic"/>
    </style:style>
    <style:style style:name="T3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weight-complex="normal" style:font-style-complex="normal" style:font-size-complex="16pt"/>
    </style:style>
    <style:style style:name="T4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weight-complex="normal" style:font-style-complex="normal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3" table:visibility="collapse" table:number-columns-repeated="57" table:default-cell-style-name="Default"/>
        <table:table-row table:style-name="ro1">
          <table:table-cell/>
          <table:table-cell table:style-name="ce1" office:value-type="string" calcext:value-type="string">
            <text:p>Nome da Métrica</text:p>
          </table:table-cell>
          <table:table-cell table:style-name="ce7" office:value-type="string" calcext:value-type="string">
            <text:p>Range</text:p>
          </table:table-cell>
          <table:table-cell table:style-name="ce9" office:value-type="string" calcext:value-type="string">
            <text:p>Descrição</text:p>
          </table:table-cell>
          <table:table-cell table:style-name="ce10" office:value-type="string" calcext:value-type="string">
            <text:p>Implementado</text:p>
          </table:table-cell>
          <table:table-cell table:style-name="ce11" office:value-type="string" calcext:value-type="string">
            <text:p>Problemas</text:p>
          </table:table-cell>
          <table:table-cell table:number-columns-repeated="58"/>
        </table:table-row>
        <table:table-row table:style-name="ro2">
          <table:table-cell/>
          <table:table-cell table:style-name="ce15" office:value-type="string" calcext:value-type="string">
            <text:p>Suporte </text:p>
            <text:p><text:span text:style-name="T1">(</text:span><text:span text:style-name="T2">Support</text:span><text:span text:style-name="T1">)</text:span></text:p>
          </table:table-cell>
          <table:table-cell table:style-name="ce21" office:value-type="string" calcext:value-type="string">
            <text:p>[0 , 1]</text:p>
          </table:table-cell>
          <table:table-cell table:style-name="ce15" office:value-type="string" calcext:value-type="string">
            <text:p><text:span text:style-name="T1">O suporte é definido como a proporção em que um determinado item ou agrupamento de itens(</text:span><text:span text:style-name="T2">itemset</text:span><text:span text:style-name="T1">) está presente em relação a base de dados. O suporte é a  frequência em que este item ou agrupamento de itens(</text:span><text:span text:style-name="T2">itemset</text:span><text:span text:style-name="T1">) está presente na base de dados.</text:span></text:p>
            <text:p>Quanto maior o valor de suporte, maior a presença deste conjunto de itens na base de dados e maior o interesse neste, do ponto de vista quantitativo.</text:p>
          </table:table-cell>
          <table:table-cell table:style-name="ce21" office:value-type="float" office:value="1" calcext:value-type="float">
            <text:p>1</text:p>
          </table:table-cell>
          <table:table-cell table:style-name="ce25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 </text:p>
            <text:p><text:span text:style-name="T1">(</text:span><text:span text:style-name="T2">Confidence, Strength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A confiança é uma medida de intensidade de correlacionamento entre os subgrupos de itens em uma determinada regra de associação. É a frequência em que <text:s/>o consequente da regra está presente junto ao antecedente na base de dados na forma da regra. Quanto maior o valor da confiança, maior a correlação entre o antecedente e o consequente da regra. Maior a associação entre eles na base de dados.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Caso o suporte do itemset consequente seja maior do que o suporte do itemset antecedente, a confiança pode superestimar a relevância da regra</text:p>
          </table:table-cell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</text:p>
            <text:p>Centrada</text:p>
            <text:p><text:span text:style-name="T1">(</text:span><text:span text:style-name="T2">Added Value,</text:span></text:p>
            <text:p>Pavillon Index,</text:p>
            <text:p>Centered</text:p>
            <text:p><text:span text:style-name="T2">Confidence</text:span><text:span text:style-name="T1">)</text:span></text:p>
          </table:table-cell>
          <table:table-cell table:style-name="ce17" office:value-type="string" calcext:value-type="string">
            <text:p>[-0.5 , 1]</text:p>
          </table:table-cell>
          <table:table-cell table:style-name="ce17" office:value-type="string" calcext:value-type="string">
            <text:p>A confiança centrada é dada pela diferença entre a confiança da regra e o suporte do consequente. Se o valor for = 0 antecedente e consequente são estatísticamente independentes. O valor <text:s/>resultante aumenta conjuntamente (monotonicamente) com o valor de suporte da regra se o valor de suporte do antecedente e do consequente permanecem constantes (não variarem). O valor resultante diminui conjuntamente (monotonicamente) com o suporte do consequente se o valor do suporte da regra e o suporte do consequente permanecerem constantes (não variarem)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Confiaça Total (</text:span><text:span text:style-name="T2">All-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<text:span text:style-name="T1">A confiança total não é definida em regras e sim em  itemsets. A confiança total de um itemset X é determinada pelo suporte deste itemset dividido pelo maior suporte de um subconjunto pertencente ao itemset X.</text:span></text:p>
            <text:p>Quanto maior for o valor resultante maior a relação de dependecia entre os subconjuntos relacionados a X.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</text:p>
            <text:p><text:span text:style-name="T1">Casual (</text:span><text:span text:style-name="T2">Casual 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<text:span text:style-name="T1">A confiança casual é dada pela metade do valor do somatório da confiança da regra e a confiança da regra em que o consequente e o antecedente são negados (lógica booleana).</text:span></text:p>
            <text:p><text:span text:style-name="T1">O objetivo desta métrica é aprimorar a confiaça adicionando uma relação a seus negativos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Suporte Casual (</text:span><text:span text:style-name="T2">Casual </text:span></text:p>
            <text:p><text:span text:style-name="T2">Support</text:span><text:span text:style-name="T1">)</text:span></text:p>
          </table:table-cell>
          <table:table-cell table:style-name="ce17" office:value-type="string" calcext:value-type="string">
            <text:p>[0 , 2]</text:p>
          </table:table-cell>
          <table:table-cell table:style-name="ce17" office:value-type="string" calcext:value-type="string">
            <text:p><text:span text:style-name="T1">O suporte casual é dado pelo somatório do suporte da regra e o suporte da regra em que o consequente e o antecedente são negados (lógica booleana).</text:span></text:p>
            <text:p><text:span text:style-name="T1">O objetivo desta métrica é aprimorar o suporte adicionando uma relação a seus negativos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Fator de </text:p>
            <text:p>Certeza</text:p>
            <text:p><text:span text:style-name="T1">(</text:span><text:span text:style-name="T2">Certainty</text:span></text:p>
            <text:p><text:span text:style-name="T2"> Factor,</text:span></text:p>
            <text:p><text:span text:style-name="T2">Loevinger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O fator de certeza é uma métrica que indica a variação da probabilidade  do consequente estar presente em transações do antecedente.</text:p>
            <text:p><text:span text:style-name="T1">O valor 0 indica Independência, as variações de vaor negativo ou positivo indicam um aumento na probabilidade de existência do consequente nas transações envolvendo o antecedente.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Qui-Quadrado (</text:span><text:span text:style-name="T2">Chi-Squared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Taxa de </text:p>
            <text:p>Suporte</text:p>
            <text:p>Cruzado</text:p>
            <text:p><text:span text:style-name="T1">(</text:span><text:span text:style-name="T2">Cross-Support Ratio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Força Coletiva (</text:span><text:span text:style-name="T2">Collective Strength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vicção</text:p>
            <text:p><text:span text:style-name="T1">(</text:span><text:span text:style-name="T2">Conviction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<text:span text:style-name="T1">1 indica independência, regras que sempre se mantém possui </text:span><text:span text:style-name="T3">∞</text:span><text:span text:style-name="T4"> </text:span>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seno </text:p>
            <text:p><text:span text:style-name="T1">(</text:span><text:span text:style-name="T2">Cosin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bertura </text:p>
            <text:p><text:span text:style-name="T1">(</text:span><text:span text:style-name="T2">Coverag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</text:p>
            <text:p>Descritiva</text:p>
            <text:p>Confirmada</text:p>
            <text:p><text:span text:style-name="T1">(</text:span><text:span text:style-name="T2">Descriptive Confirmed </text:span></text:p>
            <text:p><text:span text:style-name="T2">Confidence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Diferença de Confiança</text:p>
            <text:p><text:span text:style-name="T1">(</text:span><text:span text:style-name="T2">Difference of Confidence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Exemplo e Taxa de </text:p>
            <text:p>Contra-Exemplo</text:p>
            <text:p>(Example and Counter-Example Rate)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Teste Exato de </text:span><text:span text:style-name="T2">Fisher </text:span></text:p>
            <text:p><text:span text:style-name="T1">(</text:span><text:span text:style-name="T2">Fisher’s Exact Test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Escala de valor “P”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Índice </text:span><text:span text:style-name="T2">Gini</text:span><text:span text:style-name="T1"> </text:span></text:p>
            <text:p><text:span text:style-name="T1">(</text:span><text:span text:style-name="T2">Gini Index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Hiperconfiança (</text:span><text:span text:style-name="T2">Hyper_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Hiper-</text:span><text:span text:style-name="T2">Lift</text:span><text:span text:style-name="T1"> </text:span></text:p>
            <text:p><text:span text:style-name="T1">(</text:span><text:span text:style-name="T2">Hyper-Lift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1 indica independência</text:p>
          </table:table-cell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Taxa de </text:p>
            <text:p>Desequilibrio</text:p>
            <text:p><text:span text:style-name="T1">(</text:span><text:span text:style-name="T2">Imbalance </text:span></text:p>
            <text:p><text:span text:style-name="T2">Ratio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indica um balanceamento (equilíbrio), regra tipicamente desinteressante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Importância </text:p>
            <text:p><text:span text:style-name="T1">(</text:span><text:span text:style-name="T2">Importance</text:span><text:span text:style-name="T1">)</text:span></text:p>
          </table:table-cell>
          <table:table-cell table:style-name="ce17" office:value-type="string" calcext:value-type="string">
            <text:p><text:span text:style-name="T1">[-</text:span><text:span text:style-name="T3">∞,∞</text:span><text:span text:style-name="T4">]</text:span>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Melhoria </text:p>
            <text:p><text:span text:style-name="T1">(</text:span><text:span text:style-name="T2">Improvement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Coeficiente de </text:span><text:span text:style-name="T2">Jacard</text:span><text:span text:style-name="T1"> </text:span></text:p>
            <text:p><text:span text:style-name="T1">(</text:span><text:span text:style-name="T2">Jaccard </text:span></text:p>
            <text:p><text:span text:style-name="T2">Coefficient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Medida </text:span><text:span text:style-name="T2">J</text:span><text:span text:style-name="T1"> </text:span></text:p>
            <text:p><text:span text:style-name="T1">(</text:span><text:span text:style-name="T2">J-Measur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8" office:value-type="string" calcext:value-type="string">
            <text:p>Kappa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8" office:value-type="string" calcext:value-type="string">
            <text:p>Klosgen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8" office:value-type="string" calcext:value-type="string">
            <text:p>Kulezynski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,5 significa neutro, tipicamente desinteressante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Associação </text:p>
            <text:p>Preditiva </text:p>
            <text:p><text:span text:style-name="T1">(</text:span><text:span text:style-name="T2">Goodman-Kruskal, Predictive Association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 </text:p>
            <text:p><text:span text:style-name="T1">Corrigida por </text:span><text:span text:style-name="T2">LaPlace </text:span></text:p>
            <text:p><text:span text:style-name="T1">(</text:span><text:span text:style-name="T2">Laplace </text:span></text:p>
            <text:p>Corrected </text:p>
            <text:p><text:span text:style-name="T2">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Menos </text:p>
            <text:p>Contradição</text:p>
            <text:p><text:span text:style-name="T1">(</text:span><text:span text:style-name="T2">Least </text:span></text:p>
            <text:p><text:span text:style-name="T2">Contradiction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Similaridade de </text:span><text:span text:style-name="T2">Lerman</text:span><text:span text:style-name="T1"> (</text:span><text:span text:style-name="T2">Lerman Similarity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Alavancagem, </text:p>
            <text:p><text:span text:style-name="T1">Medida </text:span><text:span text:style-name="T2">Piatetsky-Shapiro</text:span><text:span text:style-name="T1"> </text:span></text:p>
            <text:p><text:span text:style-name="T1">(</text:span><text:span text:style-name="T2">Leverage, Piatetsky-Shapiro Measure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indic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Elevador, </text:p>
            <text:p>Interesse, Juros </text:p>
            <text:p><text:span text:style-name="T1">(</text:span><text:span text:style-name="T2">Lift, Interest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1 signific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nfiança </text:p>
            <text:p><text:span text:style-name="T1">Máxima (</text:span><text:span text:style-name="T2">MaxConfidenc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Informação Mútua, Incerteza (</text:span><text:span text:style-name="T2">Mutual Information, </text:span></text:p>
            <text:p><text:span text:style-name="T2">Uncertainty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0" calcext:value-type="float">
            <text:p>0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Taxa </text:span><text:span text:style-name="T2">Odds</text:span><text:span text:style-name="T1"> </text:span></text:p>
            <text:p><text:span text:style-name="T1">(</text:span><text:span text:style-name="T2">Odds Ratio</text:span><text:span text:style-name="T1">)</text:span></text:p>
          </table:table-cell>
          <table:table-cell table:style-name="ce17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17" office:value-type="string" calcext:value-type="string">
            <text:p>1 indica que consequente não está associado ao antecedente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Coeficiente de Correlação </text:p>
            <text:p><text:span text:style-name="T1">(</text:span><text:span text:style-name="T2">Correlation </text:span></text:p>
            <text:p><text:span text:style-name="T2">Coefficient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 office:value-type="string" calcext:value-type="string">
            <text:p>0 quando antecedente e consequente são independentes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Medida de </text:p>
            <text:p><text:span text:style-name="T2">Ralambondrainy </text:span><text:span text:style-name="T1">(</text:span><text:span text:style-name="T2">Ralambondrainy </text:span></text:p>
            <text:p><text:span text:style-name="T2">Measur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 office:value-type="string" calcext:value-type="string">
            <text:p>Menor é melhor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Desequilíbrio de Ligação </text:p>
            <text:p>Relativo</text:p>
            <text:p><text:span text:style-name="T1">(</text:span><text:span text:style-name="T2">Relative </text:span></text:p>
            <text:p>Linkage </text:p>
            <text:p><text:span text:style-name="T2">Disequilibrium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Fator de </text:p>
            <text:p>Potência de </text:p>
            <text:p><text:span text:style-name="T1">Regra (</text:span><text:span text:style-name="T2">Rule Power Factor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Medida </text:span><text:span text:style-name="T2">Sebag-Schoenauer</text:span><text:span text:style-name="T1"> </text:span></text:p>
            <text:p><text:span text:style-name="T1">(</text:span><text:span text:style-name="T2">Seabag-Schoenauer measure</text:span><text:span text:style-name="T1">)</text:span></text:p>
          </table:table-cell>
          <table:table-cell table:style-name="ce17" office:value-type="string" calcext:value-type="string">
            <text:p>[0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Ligação de </text:p>
            <text:p><text:span text:style-name="T1">Taxas Variáveis (</text:span><text:span text:style-name="T2">Varying Rates Liaison</text:span><text:span text:style-name="T1">)</text:span></text:p>
          </table:table-cell>
          <table:table-cell table:style-name="ce17" office:value-type="string" calcext:value-type="string">
            <text:p><text:span text:style-name="T1">[-1 , </text:span><text:span text:style-name="T3">∞</text:span><text:span text:style-name="T4">]</text:span></text:p>
          </table:table-cell>
          <table:table-cell table:style-name="ce17" office:value-type="string" calcext:value-type="string">
            <text:p>0 para independência</text:p>
          </table:table-cell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<text:span text:style-name="T1">Q de </text:span><text:span text:style-name="T2">Yule</text:span><text:span text:style-name="T1"> e Y de </text:span><text:span text:style-name="T2">Yule</text:span><text:span text:style-name="T1"> (</text:span><text:span text:style-name="T2">Yule’s Q and Yule’s Y</text:span><text:span text:style-name="T1">)</text:span></text:p>
          </table:table-cell>
          <table:table-cell table:style-name="ce17" office:value-type="string" calcext:value-type="string">
            <text:p>[-1 , 1]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6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 table:visibility="collapse">
          <table:table-cell table:number-columns-repeated="64"/>
        </table:table-row>
        <table:table-row table:style-name="ro2" table:visibility="collapse" table:number-rows-repeated="104852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Planilha1.B2:Planilha1.F45">
            <calcext:condition calcext:apply-style-name="Sem título2" calcext:value="formula-is([.$E2]=1)" calcext:base-cell-address="Planilha1.B2"/>
          </calcext:conditional-format>
          <calcext:conditional-format calcext:target-range-address="Planilha1.B2:Planilha1.F45">
            <calcext:condition calcext:apply-style-name="Sem título3" calcext:value="formula-is([.$E2]=0)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81d41a"/>
    </style:style>
    <style:style style:name="Sem_20_título2" style:display-name="Sem título2" style:family="table-cell" style:parent-style-name="Default">
      <style:table-cell-properties fo:background-color="#81d41a" style:diagonal-bl-tr="none" style:diagonal-tl-br="none"/>
    </style:style>
    <style:style style:name="Sem_20_título3" style:display-name="Sem título3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20:43:09.42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8:56:10.395000000</meta:creation-date>
    <dc:date>2019-10-08T20:51:35.527000000</dc:date>
    <meta:editing-duration>PT1H12M24S</meta:editing-duration>
    <meta:editing-cycles>4</meta:editing-cycles>
    <meta:generator>LibreOffice/6.3.1.2$Windows_X86_64 LibreOffice_project/b79626edf0065ac373bd1df5c28bd630b4424273</meta:generator>
    <meta:document-statistic meta:table-count="1" meta:cell-count="162" meta:object-count="0"/>
  </office:meta>
</office:document-meta>
</file>